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family-generic="modern" style:font-pitch="fixed"/>
    <style:font-face style:name="Inconsolata" svg:font-family="Inconsolata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2.0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Inconsolata1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Inconsolata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2.032cm" svg:x="9.604cm" svg:y="3.635cm">
          <text:p text:style-name="P1"><text:span text:style-name="T1"/></text:p>
          <text:p text:style-name="P1"><text:span text:style-name="T1">3.1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54cm" svg:height="2.032cm" svg:x="9.604cm" svg:y="7.635cm">
          <text:p text:style-name="P1"><text:span text:style-name="T1"/></text:p>
          <text:p text:style-name="P1"><text:span text:style-name="T1">3.2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0.874cm" svg:y1="5.667cm" svg:x2="10.874cm" svg:y2="7.635cm" draw:start-shape="id1" draw:start-glue-point="2" draw:end-shape="id2" draw:end-glue-point="0" svg:d="M10874 5667v1968" svg:viewBox="0 0 1 1969">
          <text:p/>
        </draw:connector>
        <draw:custom-shape draw:style-name="gr1" draw:text-style-name="P2" xml:id="id3" draw:id="id3" draw:layer="layout" svg:width="2.54cm" svg:height="2.032cm" svg:x="9.604cm" svg:y="11.635cm">
          <text:p text:style-name="P1"><text:span text:style-name="T1"/></text:p>
          <text:p text:style-name="P1"><text:span text:style-name="T1">3.3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0.874cm" svg:y1="9.667cm" svg:x2="10.874cm" svg:y2="11.635cm" draw:start-shape="id2" draw:start-glue-point="2" draw:end-shape="id3" draw:end-glue-point="0" svg:d="M10874 9667v1968" svg:viewBox="0 0 1 196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1" svg:font-family="Inconsolata" style:font-family-generic="modern" style:font-pitch="fixed"/>
    <style:font-face style:name="Inconsolata" svg:font-family="Inconsolata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7T21:05:20.127000000</meta:creation-date>
    <dc:date>2017-08-28T16:43:13.803000000</dc:date>
    <meta:editing-duration>PT18H9M52S</meta:editing-duration>
    <meta:editing-cycles>10</meta:editing-cycles>
    <meta:generator>LibreOffice/5.1.5.2$Windows_x86 LibreOffice_project/7a864d8825610a8c07cfc3bc01dd4fce6a9447e5</meta:generator>
    <meta:document-statistic meta:object-count="5"/>
  </office:meta>
</office:document-meta>
</file>